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7.75pt" style:use-optimal-column-width="true"/>
    </style:style>
    <style:style style:name="ACOL-2" style:family="table-column">
      <style:table-column-properties style:column-width="350.25pt" style:use-optimal-column-width="true"/>
    </style:style>
    <style:style style:name="ACOL-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0" table:number-columns-repeated="2"/>
        <table:table-column table:style-name="ACOL-1"/>
        <table:table-column table:style-name="ACOL-2"/>
        <table:table-column table:style-name="ACOL-0"/>
        <table:table-column table:style-name="ACOL-0" table:number-columns-repeated="251"/>
        <table:table-row table:style-name="AROW-1">
          <table:table-cell table:style-name="Gnumeric-default" office:value-type="string">
            <text:p>Region</text:p>
          </table:table-cell>
          <table:table-cell table:style-name="Gnumeric-default" office:value-type="string">
            <text:p>Site</text:p>
          </table:table-cell>
          <table:table-cell table:style-name="Gnumeric-default" office:value-type="string">
            <text:p>Site name</text:p>
          </table:table-cell>
          <table:table-cell table:style-name="Gnumeric-default" office:value-type="string">
            <text:p>Source reference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>
            <text:p>West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Kangerluarsuk (Kan)</text:p>
          </table:table-cell>
          <table:table-cell table:style-name="Gnumeric-default" office:value-type="string">
            <text:p>Bennike, 1995, Long et al., 2011</text:p>
          </table:table-cell>
          <table:table-cell table:style-name="Gnumeric-default" office:value-type="string">
            <text:p>added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Arveprinsen (Arv)</text:p>
          </table:table-cell>
          <table:table-cell table:style-name="Gnumeric-default" office:value-type="string">
            <text:p>Long et al., 1999</text:p>
          </table:table-cell>
          <table:table-cell table:style-name="Gnumeric-default" office:value-type="string">
            <text:p>added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Pakitsoq (Paq)</text:p>
          </table:table-cell>
          <table:table-cell table:style-name="Gnumeric-default" office:value-type="string">
            <text:p>Long et al., 2006</text:p>
          </table:table-cell>
          <table:table-cell table:style-name="Gnumeric-default" office:value-type="string">
            <text:p>added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Upernivik (Upe)</text:p>
          </table:table-cell>
          <table:table-cell table:style-name="Gnumeric-default" office:value-type="string">
            <text:p>Long et al., 2006</text:p>
          </table:table-cell>
          <table:table-cell table:style-name="Gnumeric-default" office:value-type="string">
            <text:p>added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Orpisook (Orp)</text:p>
          </table:table-cell>
          <table:table-cell table:style-name="Gnumeric-default" office:value-type="string">
            <text:p>Long and Roberts, 2002</text:p>
          </table:table-cell>
          <table:table-cell table:style-name="Gnumeric-default" office:value-type="string">
            <text:p>added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string">
            <text:p>Innaarsuit (Inn)</text:p>
          </table:table-cell>
          <table:table-cell table:style-name="Gnumeric-default" office:value-type="string">
            <text:p>Long et al., 2003</text:p>
          </table:table-cell>
          <table:table-cell table:style-name="Gnumeric-default" office:value-type="string">
            <text:p>added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string">
            <text:p>Qeqertarsiatsuaq (Qeq)</text:p>
          </table:table-cell>
          <table:table-cell table:style-name="Gnumeric-default" office:value-type="string">
            <text:p>Long and Roberts, 2003</text:p>
          </table:table-cell>
          <table:table-cell table:style-name="Gnumeric-default" office:value-type="string">
            <text:p>added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Southwest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string">
            <text:p>Sisimiut (Sis)</text:p>
          </table:table-cell>
          <table:table-cell table:style-name="Gnumeric-default" office:value-type="string">
            <text:p>Long et al., 2008a, Long et al., 2008b, Bennike et al., 2011</text:p>
          </table:table-cell>
          <table:table-cell table:style-name="Gnumeric-default" office:value-type="string">
            <text:p>added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Sondre (Son)</text:p>
          </table:table-cell>
          <table:table-cell table:style-name="Gnumeric-default" office:value-type="string">
            <text:p>Weidick, 1972; Ten Brink and Weidick, 1974; van Tatenhove et al., 1996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10">
            <text:p>10</text:p>
          </table:table-cell>
          <table:table-cell table:style-name="Gnumeric-default" office:value-type="string">
            <text:p>Godmouth (Gom)</text:p>
          </table:table-cell>
          <table:table-cell table:style-name="Gnumeric-default" office:value-type="string">
            <text:p>Weidick, 1976, Fredskild, 1983, Berglund, 2003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11">
            <text:p>11</text:p>
          </table:table-cell>
          <table:table-cell table:style-name="Gnumeric-default" office:value-type="string">
            <text:p>Nuuk (Nuu)</text:p>
          </table:table-cell>
          <table:table-cell table:style-name="Gnumeric-default" office:value-type="string">
            <text:p>Fredskild, 1983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12">
            <text:p>12</text:p>
          </table:table-cell>
          <table:table-cell table:style-name="Gnumeric-default" office:value-type="string">
            <text:p>Godhead (Goh)</text:p>
          </table:table-cell>
          <table:table-cell table:style-name="Gnumeric-default" office:value-type="string">
            <text:p>Fredskild, 1972, Weidick, 1976, Fredskild, 1983; McGovern et al., 1996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string">
            <text:p>Paamiut (Paa)</text:p>
          </table:table-cell>
          <table:table-cell table:style-name="Gnumeric-default" office:value-type="string">
            <text:p>Woodroffe et al., 2014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>
            <text:p>South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string">
            <text:p>Qaqortoq (Qaq)</text:p>
          </table:table-cell>
          <table:table-cell table:style-name="Gnumeric-default" office:value-type="string">
            <text:p>Sparrenbom et al., 2006b</text:p>
          </table:table-cell>
          <table:table-cell table:style-name="Gnumeric-default" office:value-type="string">
            <text:p>added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15">
            <text:p>15</text:p>
          </table:table-cell>
          <table:table-cell table:style-name="Gnumeric-default" office:value-type="string">
            <text:p>Tasiusaq (Tas)</text:p>
          </table:table-cell>
          <table:table-cell table:style-name="Gnumeric-default" office:value-type="string">
            <text:p>Fredh, 2008</text:p>
          </table:table-cell>
          <table:table-cell table:style-name="Gnumeric-default" office:value-type="string">
            <text:p>added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string">
            <text:p>Nanortalik (Nan)</text:p>
          </table:table-cell>
          <table:table-cell table:style-name="Gnumeric-default" office:value-type="string">
            <text:p>Bennike et al., 2002, Sparrenbom et al., 2006a</text:p>
          </table:table-cell>
          <table:table-cell table:style-name="Gnumeric-default" office:value-type="string">
            <text:p>added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Southeast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string">
            <text:p>Ammassalik (Amm)</text:p>
          </table:table-cell>
          <table:table-cell table:style-name="Gnumeric-default" office:value-type="string">
            <text:p>Long et al., 2008a, Long et al., 2008b</text:p>
          </table:table-cell>
          <table:table-cell table:style-name="Gnumeric-default" office:value-type="string">
            <text:p>added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East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string">
            <text:p>Scoresby Sund (Sco)</text:p>
          </table:table-cell>
          <table:table-cell table:style-name="Gnumeric-default" office:value-type="string">
            <text:p>Funder and Hansen, 1996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19">
            <text:p>19</text:p>
          </table:table-cell>
          <table:table-cell table:style-name="Gnumeric-default" office:value-type="string">
            <text:p>Schuchert (Sch)</text:p>
          </table:table-cell>
          <table:table-cell table:style-name="Gnumeric-default" office:value-type="string">
            <text:p>Hall et al., 2010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0">
            <text:p>20</text:p>
          </table:table-cell>
          <table:table-cell table:style-name="Gnumeric-default" office:value-type="string">
            <text:p>Mesters Vig (Mes)</text:p>
          </table:table-cell>
          <table:table-cell table:style-name="Gnumeric-default" office:value-type="string">
            <text:p>Washburn and Stuiver, 1962, Trautman and Willis, 1963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1">
            <text:p>21</text:p>
          </table:table-cell>
          <table:table-cell table:style-name="Gnumeric-default" office:value-type="string">
            <text:p>Hudson (Hud)</text:p>
          </table:table-cell>
          <table:table-cell table:style-name="Gnumeric-default" office:value-type="string">
            <text:p>Hjort and Funder, 1974, Hjort, 1979, Hjort, 1981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2">
            <text:p>22</text:p>
          </table:table-cell>
          <table:table-cell table:style-name="Gnumeric-default" office:value-type="string">
            <text:p>Young Sound (You)</text:p>
          </table:table-cell>
          <table:table-cell table:style-name="Gnumeric-default" office:value-type="string">
            <text:p>Pedersen et al., 2011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3">
            <text:p>23</text:p>
          </table:table-cell>
          <table:table-cell table:style-name="Gnumeric-default" office:value-type="string">
            <text:p>Wollaston (Wol)</text:p>
          </table:table-cell>
          <table:table-cell table:style-name="Gnumeric-default" office:value-type="string">
            <text:p>Hjort, 1979, Christiansen et al., 2002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Germania (Ger)</text:p>
          </table:table-cell>
          <table:table-cell table:style-name="Gnumeric-default" office:value-type="string">
            <text:p>Bennike and Wagner, 2012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Hochstetter (Hoc)</text:p>
          </table:table-cell>
          <table:table-cell table:style-name="Gnumeric-default" office:value-type="string">
            <text:p>Björck et al., 1994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>
            <text:p>Northeast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string">
            <text:p>Hvalroso (Hva)</text:p>
          </table:table-cell>
          <table:table-cell table:style-name="Gnumeric-default" office:value-type="string">
            <text:p>Landvik, 1994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7">
            <text:p>27</text:p>
          </table:table-cell>
          <table:table-cell table:style-name="Gnumeric-default" office:value-type="string">
            <text:p>Blaso (Bla)</text:p>
          </table:table-cell>
          <table:table-cell table:style-name="Gnumeric-default" office:value-type="string">
            <text:p>Bennike and Weidick, 2001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8">
            <text:p>28</text:p>
          </table:table-cell>
          <table:table-cell table:style-name="Gnumeric-default" office:value-type="string">
            <text:p>Hovgaard (Hov)</text:p>
          </table:table-cell>
          <table:table-cell table:style-name="Gnumeric-default" office:value-type="string">
            <text:p>Bennike and Weidick, 2001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Holm Land (Hol)</text:p>
          </table:table-cell>
          <table:table-cell table:style-name="Gnumeric-default" office:value-type="string">
            <text:p>Funder et al., 2011b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30">
            <text:p>30</text:p>
          </table:table-cell>
          <table:table-cell table:style-name="Gnumeric-default" office:value-type="string">
            <text:p>Kronprins (Kro)</text:p>
          </table:table-cell>
          <table:table-cell table:style-name="Gnumeric-default" office:value-type="string">
            <text:p>Hjort, 1997, Funder et al., 2011b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31">
            <text:p>31</text:p>
          </table:table-cell>
          <table:table-cell table:style-name="Gnumeric-default" office:value-type="string">
            <text:p>Ingebord Halvo (Hal)</text:p>
          </table:table-cell>
          <table:table-cell table:style-name="Gnumeric-default" office:value-type="string">
            <text:p>Funder et al., 2011b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>
            <text:p>North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Herlufsholm (Her)</text:p>
          </table:table-cell>
          <table:table-cell table:style-name="Gnumeric-default" office:value-type="string">
            <text:p>Funder et al., 2011b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33">
            <text:p>33</text:p>
          </table:table-cell>
          <table:table-cell table:style-name="Gnumeric-default" office:value-type="string">
            <text:p>Jorgen (Jor)</text:p>
          </table:table-cell>
          <table:table-cell table:style-name="Gnumeric-default" office:value-type="string">
            <text:p>Funder and Abrahamsen, 1988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34">
            <text:p>34</text:p>
          </table:table-cell>
          <table:table-cell table:style-name="Gnumeric-default" office:value-type="string">
            <text:p>Ole Chiewitz (Ole)</text:p>
          </table:table-cell>
          <table:table-cell table:style-name="Gnumeric-default" office:value-type="string">
            <text:p>Funder et al., 2011b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Constable (Con)</text:p>
          </table:table-cell>
          <table:table-cell table:style-name="Gnumeric-default" office:value-type="string">
            <text:p>Funder et al., 2011b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36">
            <text:p>36</text:p>
          </table:table-cell>
          <table:table-cell table:style-name="Gnumeric-default" office:value-type="string">
            <text:p>JPKoch (Koc)</text:p>
          </table:table-cell>
          <table:table-cell table:style-name="Gnumeric-default" office:value-type="string">
            <text:p>Kelly and Bennike, 1992, Landvik et al., 2001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>
            <text:p>Northwest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string">
            <text:p>Nyboe (Nyb)</text:p>
          </table:table-cell>
          <table:table-cell table:style-name="Gnumeric-default" office:value-type="string">
            <text:p>England, 1985, Kelly and Bennike, 1992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HallEast (Hae)</text:p>
          </table:table-cell>
          <table:table-cell table:style-name="Gnumeric-default" office:value-type="string">
            <text:p>England, 1985, Kelly and Bennike, 1992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39">
            <text:p>39</text:p>
          </table:table-cell>
          <table:table-cell table:style-name="Gnumeric-default" office:value-type="string">
            <text:p>HallWest (Haw)</text:p>
          </table:table-cell>
          <table:table-cell table:style-name="Gnumeric-default" office:value-type="string">
            <text:p>England, 1985, Kelly and Bennike, 1992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40">
            <text:p>40</text:p>
          </table:table-cell>
          <table:table-cell table:style-name="Gnumeric-default" office:value-type="string">
            <text:p>Lafayette (Laf)</text:p>
          </table:table-cell>
          <table:table-cell table:style-name="Gnumeric-default" office:value-type="string">
            <text:p>Bennike, 2002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Humboldt (Hum)</text:p>
          </table:table-cell>
          <table:table-cell table:style-name="Gnumeric-default" office:value-type="string">
            <text:p>Bennike, 2002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42">
            <text:p>42</text:p>
          </table:table-cell>
          <table:table-cell table:style-name="Gnumeric-default" office:value-type="string">
            <text:p>Qeqertat (Qeq)</text:p>
          </table:table-cell>
          <table:table-cell table:style-name="Gnumeric-default" office:value-type="string">
            <text:p>Fredskild, 1985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43">
            <text:p>43</text:p>
          </table:table-cell>
          <table:table-cell table:style-name="Gnumeric-default" office:value-type="string">
            <text:p>Saunders (Sau)</text:p>
          </table:table-cell>
          <table:table-cell table:style-name="Gnumeric-default" office:value-type="string">
            <text:p>Funder, 1990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Thule (Thu)</text:p>
          </table:table-cell>
          <table:table-cell table:style-name="Gnumeric-default" office:value-type="string">
            <text:p>Funder, 1990, Kelly et al., 1999</text:p>
          </table:table-cell>
          <table:table-cell table:number-columns-repeated="252" table:style-name="Gnumeric-default"/>
        </table:table-row>
        <table:table-row table:style-name="AROW-0" table:number-rows-repeated="65491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4" gnm:cursor-row="15">
          <gnm:selection gnm:start-col="4" gnm:start-row="15" gnm:end-col="4" gnm:end-row="15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1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2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08-05T13:38:23Z</dc:date>
    <meta:creation-date>2022-08-05T13:35:39Z</meta:creation-date>
    <meta:generator>gnumeric/1.12.46</meta:generator>
  </office:meta>
</office:document-meta>
</file>